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4.7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4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85cm" svg:height="15.54cm" svg:x="16.867cm" svg:y="2.417cm">
            <draw:object draw:notify-on-update-of-ranges="Sheet1.B1:Sheet1.B1 Sheet1.B2:Sheet1.B9 Sheet1.C1:Sheet1.C1 Sheet1.C2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Forecast</text:p>
          </table:table-cell>
          <table:table-cell table:style-name="ce1" office:value-type="string" calcext:value-type="string">
            <text:p>Function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0966667" calcext:value-type="float">
            <text:p>0,20966667</text:p>
          </table:table-cell>
          <table:table-cell table:formula="of:=[.$D$2]+[.$D$3]*[.A2]+[.$D$4]*([.A2]*[.A2])" office:value-type="float" office:value="2.571190935" calcext:value-type="float">
            <text:p>2,571190935</text:p>
          </table:table-cell>
          <table:table-cell office:value-type="float" office:value="-0.009190513" calcext:value-type="float">
            <text:p>-0,00919051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3883333" calcext:value-type="float">
            <text:p>0,23883333</text:p>
          </table:table-cell>
          <table:table-cell table:formula="of:=[.$D$2]+[.$D$3]*[.A3]+[.$D$4]*([.A3]*[.A3])" office:value-type="float" office:value="3.201524387" calcext:value-type="float">
            <text:p>3,201524387</text:p>
          </table:table-cell>
          <table:table-cell office:value-type="float" office:value="0.65690489" calcext:value-type="float">
            <text:p>0,65690489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7583333" calcext:value-type="float">
            <text:p>0,27583333</text:p>
          </table:table-cell>
          <table:table-cell table:formula="of:=[.$D$2]+[.$D$3]*[.A4]+[.$D$4]*([.A4]*[.A4])" office:value-type="float" office:value="3.825953075" calcext:value-type="float">
            <text:p>3,825953075</text:p>
          </table:table-cell>
          <table:table-cell office:value-type="float" office:value="-0.002952382" calcext:value-type="float">
            <text:p>-0,00295238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1683333" calcext:value-type="float">
            <text:p>0,31683333</text:p>
          </table:table-cell>
          <table:table-cell table:formula="of:=[.$D$2]+[.$D$3]*[.A5]+[.$D$4]*([.A5]*[.A5])" office:value-type="float" office:value="4.444476999" calcext:value-type="float">
            <text:p>4,444476999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2583333" calcext:value-type="float">
            <text:p>0,32583333</text:p>
          </table:table-cell>
          <table:table-cell table:formula="of:=[.$D$2]+[.$D$3]*[.A6]+[.$D$4]*([.A6]*[.A6])" office:value-type="float" office:value="5.057096159" calcext:value-type="float">
            <text:p>5,057096159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4" calcext:value-type="float">
            <text:p>0,34</text:p>
          </table:table-cell>
          <table:table-cell table:formula="of:=[.$D$2]+[.$D$3]*[.A7]+[.$D$4]*([.A7]*[.A7])" office:value-type="float" office:value="5.663810555" calcext:value-type="float">
            <text:p>5,66381055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,35</text:p>
          </table:table-cell>
          <table:table-cell table:formula="of:=[.$D$2]+[.$D$3]*[.A8]+[.$D$4]*([.A8]*[.A8])" office:value-type="float" office:value="6.264620187" calcext:value-type="float">
            <text:p>6,264620187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3583333" calcext:value-type="float">
            <text:p>0,3583333</text:p>
          </table:table-cell>
          <table:table-cell table:formula="of:=[.$D$2]+[.$D$3]*[.A9]+[.$D$4]*([.A9]*[.A9])" office:value-type="float" office:value="6.859525055" calcext:value-type="float">
            <text:p>6,85952505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[.$D$2]+[.$D$3]*[.A10]+[.$D$4]*([.A10]*[.A10])" office:value-type="float" office:value="7.448525159" calcext:value-type="float">
            <text:p>7,44852515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$D$2]+[.$D$3]*[.A11]+[.$D$4]*([.A11]*[.A11])" office:value-type="float" office:value="8.031620499" calcext:value-type="float">
            <text:p>8,031620499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[.$D$2]+[.$D$3]*[.A12]+[.$D$4]*([.A12]*[.A12])" office:value-type="float" office:value="8.608811075" calcext:value-type="float">
            <text:p>8,60881107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[.$D$2]+[.$D$3]*[.A13]+[.$D$4]*([.A13]*[.A13])" office:value-type="float" office:value="9.180096887" calcext:value-type="float">
            <text:p>9,18009688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[.$D$2]+[.$D$3]*[.A14]+[.$D$4]*([.A14]*[.A14])" office:value-type="float" office:value="9.745477935" calcext:value-type="float">
            <text:p>9,74547793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[.$D$2]+[.$D$3]*[.A15]+[.$D$4]*([.A15]*[.A15])" office:value-type="float" office:value="10.304954219" calcext:value-type="float">
            <text:p>10,304954219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[.$D$2]+[.$D$3]*[.A16]+[.$D$4]*([.A16]*[.A16])" office:value-type="float" office:value="10.858525739" calcext:value-type="float">
            <text:p>10,858525739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[.$D$2]+[.$D$3]*[.A17]+[.$D$4]*([.A17]*[.A17])" office:value-type="float" office:value="11.406192495" calcext:value-type="float">
            <text:p>11,40619249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[.$D$2]+[.$D$3]*[.A18]+[.$D$4]*([.A18]*[.A18])" office:value-type="float" office:value="11.947954487" calcext:value-type="float">
            <text:p>11,947954487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formula="of:=[.$D$2]+[.$D$3]*[.A19]+[.$D$4]*([.A19]*[.A19])" office:value-type="float" office:value="12.483811715" calcext:value-type="float">
            <text:p>12,483811715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[.$D$2]+[.$D$3]*[.A20]+[.$D$4]*([.A20]*[.A20])" office:value-type="float" office:value="13.013764179" calcext:value-type="float">
            <text:p>13,0137641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" number:title="User-defined">
      <number:text>y=A+Bx+Cx^2</number:text>
    </number:number-style>
    <number:number-style style:name="N114" number:title="User-defined">
      <number:text>y=a+bx+cx^2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00/00/00</text:date>, <text:time style:data-style-name="N2" text:time-value="10:28:29.616294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5:06:07.208976572</meta:creation-date>
    <meta:generator>LibreOffice/6.4.7.2$Linux_X86_64 LibreOffice_project/40$Build-2</meta:generator>
    <dc:date>2021-10-26T10:29:00.990243571</dc:date>
    <meta:editing-duration>PT1H8M30S</meta:editing-duration>
    <meta:editing-cycles>7</meta:editing-cycles>
    <meta:document-statistic meta:table-count="1" meta:cell-count="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851cm" svg:height="15.541cm" xlink:href=".." xlink:type="simple" chart:class="chart:line" chart:style-name="ch1">
        <chart:title svg:x="9.614cm" svg:y="0.446cm" chart:style-name="ch2">
          <text:p>Nearest Neighbor Forecast Time</text:p>
        </chart:title>
        <chart:legend chart:legend-position="end" svg:x="23.158cm" svg:y="7.222cm" style:legend-expansion="high" chart:style-name="ch3"/>
        <chart:plot-area chart:style-name="ch4" table:cell-range-address="Sheet1.B1:Sheet1.B9 Sheet1.C1:Sheet1.C20" chart:data-source-has-labels="row" svg:x="1.528cm" svg:y="1.535cm" svg:width="21.113cm" svg:height="12.715cm">
          <chartooo:coordinate-region svg:x="2.149cm" svg:y="1.735cm" svg:width="20.492cm" svg:height="11.868cm"/>
          <chart:axis chart:dimension="x" chart:name="primary-x" chart:style-name="ch5">
            <chart:title svg:x="10.505cm" svg:y="14.56cm" chart:style-name="ch6">
              <text:p>Number of Deliveries</text:p>
            </chart:title>
          </chart:axis>
          <chart:axis chart:dimension="y" chart:name="primary-y" chart:style-name="ch5">
            <chart:title svg:x="0.451cm" svg:y="10.926cm" chart:style-name="ch7">
              <text:p>Minutes for Nearest Neighbor Calculation</text:p>
            </chart:title>
            <chart:grid chart:style-name="ch8" chart:class="major"/>
          </chart:axis>
          <chart:series chart:style-name="ch9" chart:values-cell-range-address="Sheet1.B2:Sheet1.B9" chart:label-cell-address="Sheet1.B1:Sheet1.B1" chart:class="chart:line">
            <chart:data-point chart:repeated="8"/>
          </chart:series>
          <chart:series chart:style-name="ch10" chart:values-cell-range-address="Sheet1.C2:Sheet1.C20" chart:label-cell-address="Sheet1.C1:Sheet1.C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Foreca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966667">
                <text:p>0.20966667</text:p>
                <draw:g>
                  <svg:desc>Sheet1.B2:Sheet1.B9</svg:desc>
                </draw:g>
              </table:table-cell>
              <table:table-cell office:value-type="float" office:value="2.571190935">
                <text:p>2.571190935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883333">
                <text:p>0.23883333</text:p>
              </table:table-cell>
              <table:table-cell office:value-type="float" office:value="3.201524387">
                <text:p>3.201524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583333">
                <text:p>0.27583333</text:p>
              </table:table-cell>
              <table:table-cell office:value-type="float" office:value="3.825953075">
                <text:p>3.825953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683333">
                <text:p>0.31683333</text:p>
              </table:table-cell>
              <table:table-cell office:value-type="float" office:value="4.444476999">
                <text:p>4.444476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583333">
                <text:p>0.32583333</text:p>
              </table:table-cell>
              <table:table-cell office:value-type="float" office:value="5.057096159">
                <text:p>5.057096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">
                <text:p>0.34</text:p>
              </table:table-cell>
              <table:table-cell office:value-type="float" office:value="5.663810555">
                <text:p>5.663810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6.264620187">
                <text:p>6.264620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3333">
                <text:p>0.3583333</text:p>
              </table:table-cell>
              <table:table-cell office:value-type="float" office:value="6.859525055">
                <text:p>6.859525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448525159">
                <text:p>7.448525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031620499">
                <text:p>8.03162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608811075">
                <text:p>8.608811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.180096887">
                <text:p>9.180096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.745477935">
                <text:p>9.745477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304954219">
                <text:p>10.30495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858525739">
                <text:p>10.85852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.406192495">
                <text:p>11.406192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.947954487">
                <text:p>11.947954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483811715">
                <text:p>12.483811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.013764179">
                <text:p>13.013764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